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3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3"/>
    <style:style style:name="P20" style:family="paragraph" style:parent-style-name="Standard" style:list-style-name="L3"/>
    <style:style style:name="P21" style:family="paragraph" style:parent-style-name="Standard" style:list-style-name="L3"/>
    <style:style style:name="P22" style:family="paragraph" style:parent-style-name="Standard" style:list-style-name="L3"/>
    <style:style style:name="P23" style:family="paragraph" style:parent-style-name="Standard" style:list-style-name="L4"/>
    <style:style style:name="P24" style:family="paragraph" style:parent-style-name="Standard" style:list-style-name="L3"/>
    <style:style style:name="P25" style:family="paragraph" style:parent-style-name="Standard" style:list-style-name="L3"/>
    <style:style style:name="P26" style:family="paragraph" style:parent-style-name="Standard" style:list-style-name="L5"/>
    <style:style style:name="P27" style:family="paragraph" style:parent-style-name="Standard" style:list-style-name="L5"/>
    <style:style style:name="P28" style:family="paragraph" style:parent-style-name="Standard" style:list-style-name="L5"/>
    <style:style style:name="P29" style:family="paragraph" style:parent-style-name="Standard" style:list-style-name="L5"/>
    <style:style style:name="P30" style:family="paragraph" style:parent-style-name="Standard" style:list-style-name="L6"/>
    <style:style style:name="P31" style:family="paragraph" style:parent-style-name="Standard" style:list-style-name="L8"/>
    <style:style style:name="P32" style:family="paragraph" style:parent-style-name="Standard" style:list-style-name="L7"/>
    <style:style style:name="P33" style:family="paragraph" style:parent-style-name="Standard" style:list-style-name="L9"/>
    <style:style style:name="P34" style:family="paragraph" style:parent-style-name="Standard" style:list-style-name="L9"/>
    <style:style style:name="P35" style:family="paragraph" style:parent-style-name="Standard" style:list-style-name="L9"/>
    <style:style style:name="P36" style:family="paragraph" style:parent-style-name="Standard" style:list-style-name="L8"/>
    <style:style style:name="P37" style:family="paragraph" style:parent-style-name="Standard" style:list-style-name="L3"/>
    <style:style style:name="P38" style:family="paragraph" style:parent-style-name="Standard" style:list-style-name="L3"/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 style:font-name="Times New Roman" fo:font-size="12pt" style:font-name-asian="Courier New" style:font-size-asian="12pt" style:font-name-complex="Courier New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60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4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27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61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94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2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61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951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286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text:style-name="Numbering_20_Symbols" style:num-suffix="." style:num-format="1" text:start-value="8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2.54cm" text:min-label-width="0.635cm"/>
      </text:list-level-style-number>
      <text:list-level-style-number text:level="4" style:num-suffix="." style:num-format="1">
        <style:list-level-properties text:space-before="3.175cm" text:min-label-width="0.635cm"/>
      </text:list-level-style-number>
      <text:list-level-style-number text:level="5" style:num-suffix="." style:num-format="1">
        <style:list-level-properties text:space-before="3.81cm" text:min-label-width="0.635cm"/>
      </text:list-level-style-number>
      <text:list-level-style-number text:level="6" style:num-suffix="." style:num-format="1">
        <style:list-level-properties text:space-before="4.445cm" text:min-label-width="0.635cm"/>
      </text:list-level-style-number>
      <text:list-level-style-number text:level="7" style:num-suffix="." style:num-format="1">
        <style:list-level-properties text:space-before="5.08cm" text:min-label-width="0.635cm"/>
      </text:list-level-style-number>
      <text:list-level-style-number text:level="8" style:num-suffix="." style:num-format="1">
        <style:list-level-properties text:space-before="5.715cm" text:min-label-width="0.635cm"/>
      </text:list-level-style-number>
      <text:list-level-style-number text:level="9" style:num-suffix="." style:num-format="1">
        <style:list-level-properties text:space-before="6.35cm" text:min-label-width="0.635cm"/>
      </text:list-level-style-number>
      <text:list-level-style-number text:level="10" style:num-suffix="." style:num-format="1">
        <style:list-level-properties text:space-before="6.985cm" text:min-label-width="0.635cm"/>
      </text:list-level-style-number>
    </text:list-style>
    <text:list-style style:name="L9">
      <text:list-level-style-bullet text:level="1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3.974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5.632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7.2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8.94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0.60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2.264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3.922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5.5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7.238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ide to setup project AcaciaBusinessAce to work with Eclipse</text:p>
      <text:p text:style-name="Standard"/>
      <text:list text:style-name="L1">
        <text:list-item>
          <text:p text:style-name="P1">Състояние</text:p>
          <text:p text:style-name="P1">В момента проекта в SVN е за NetBeans. </text:p>
          <text:p text:style-name="P1"/>
        </text:list-item>
        <text:list-item>
          <text:p text:style-name="P1">Цел</text:p>
          <text:p text:style-name="P1">Да може да се работи с Eclipse без да се „замърсява“ проекта в SVN.</text:p>
          <text:p text:style-name="P1"/>
        </text:list-item>
        <text:list-item>
          <text:p text:style-name="P1">Предимства</text:p>
          <text:p text:style-name="P1">- Стартиране на GlassFish през eclipse</text:p>
          <text:p text:style-name="P1">- Стартиране на Main (Java Client) през eclipse (заобикаляме JNLP – печелим бързина)</text:p>
          <text:p text:style-name="P1">- HotSwap на сървъра - без да се рестартира сървъра се заменят динамично еденични класове при натискане на ctrl+s. Така ще избегнем минути чакане за да проверим наша промяна в много от случаите. Забавянето за HotSwap е в рамките на милисекунди.</text:p>
          <text:p text:style-name="P1">- HotSwap на клиента</text:p>
          <text:p text:style-name="P1"/>
        </text:list-item>
        <text:list-item>
          <text:p text:style-name="P1">Недостатъци</text:p>
        </text:list-item>
      </text:list>
      <text:list text:style-name="L2">
        <text:list-item>
          <text:p text:style-name="P14">за промяна на формите, ще се ползва NetBeans и ще трябва да правим Copy-Paste на сорс кода към Eclipse</text:p>
        </text:list-item>
      </text:list>
      <text:p text:style-name="Standard"><text:s text:c="7"/></text:p>
      <text:list text:style-name="L3">
        <text:list-item>
          <text:p text:style-name="P15">Стъпки за изпълнение</text:p>
          <text:list>
            <text:list-item>
              <text:p text:style-name="P15">Проверка на наличната среда (версиите са тези, с които аз съм тествал)</text:p>
              <text:list>
                <text:list-item>
                  <text:p text:style-name="P15">Eclipse 3.3 (europa)</text:p>
                </text:list-item>
                <text:list-item>
                  <text:p text:style-name="P15">NetBeans 6.0.1 </text:p>
                </text:list-item>
                <text:list-item>
                  <text:p text:style-name="P15">glassfish-v2ur1</text:p>
                  <text:p text:style-name="P15"/>
                </text:list-item>
              </text:list>
            </text:list-item>
            <text:list-item>
              <text:p text:style-name="P15">Изтегляте от SVN, билдвате и пускате проекта през NetBeans. </text:p>
              <text:p text:style-name="P15">(Уверете се че освен клиента са заредени и EJB-тата).</text:p>
              <text:p text:style-name="P15">Излизате от NetBeans и спирате glassfish (без да правите undeploy на проекта). При това положение би трябвало проекта да работи при стартиране само на glassfish, без участието на NetBeans.</text:p>
              <text:p text:style-name="P15"/>
            </text:list-item>
            <text:list-item>
              <text:p text:style-name="P15">От Eclipse правите следното:</text:p>
            </text:list-item>
          </text:list>
        </text:list-item>
      </text:list>
      <text:p text:style-name="Standard"><text:tab/>Eclipse-File-New..-Java Project</text:p>
      <text:p text:style-name="Standard"><text:tab/>Избирате 'Create Project from Existing Sources' и намирате директорията AcaciaBusinessAce</text:p>
      <text:p text:style-name="Standard"><text:tab/>Ако имате компилационни грешки може да липсва някой jar, добавяте го във AcaciaBusinessAce/lib (може и през eclipse), и след това го адвате към buildpath (Properties на проекта-Java Build Path-Libraries-Add JARs..). При мен липсваше junit. </text:p>
      <text:p text:style-name="Standard"/>
      <text:list text:style-name="L4">
        <text:list-item>
          <text:p text:style-name="P23">Изтегляте и настройвате GlassFish server integration за Eclipse</text:p>
        </text:list-item>
      </text:list>
      <text:p text:style-name="Standard"><text:tab/>Eclipse-Window-Preferences-Server-InstalledRuntimes-Add...-Download additional server adapter</text:p>
      <text:p text:style-name="Standard"><text:tab/>Намирате за GlassFish v2.</text:p>
      <text:p text:style-name="Standard"/>
      <text:list text:style-name="L5">
        <text:list-item>
          <text:p text:style-name="P26">Настройвате output folders за всеки source folder</text:p>
          <text:p text:style-name="P26">Properties на проекта-Java build path-Source-Allow output folders for source folders</text:p>
          <text:p text:style-name="P26">След това за всеки source folder от списъка настройвате Output folder.</text:p>
          <text:p text:style-name="P26">Например за AcaciaBusinessLogic/src/java, настройвате AcaciaBusinessLogic/bin като output folder (ще създадете bin директорията).<text:tab/></text:p>
        </text:list-item>
      </text:list>
      <text:p text:style-name="Standard"/>
      <text:p text:style-name="Standard"><text:soft-page-break/><text:s text:c="12"/>6. Изтегляте FileSynchronizer плъгин за еклипс: <text:a xlink:type="simple" xlink:href="http://andrei.gmxhome.de/filesync/index.html">http://andrei.gmxhome.de/filesync/index.html</text:a></text:p>
      <text:p text:style-name="Standard"/>
      <text:p text:style-name="Standard"><text:tab/>Ще проверите дали се е инсталирал ако има меню:</text:p>
      <text:p text:style-name="Standard"><text:tab/>Project properties-File synchronization</text:p>
      <text:p text:style-name="Standard"/>
      <text:list text:style-name="L6">
        <text:list-header>
          <text:p text:style-name="P30">7. За всеки един от настроените output folder-и, ще настроим file synchronization</text:p>
        </text:list-header>
      </text:list>
      <text:p text:style-name="Standard"><text:tab/>В File synchronization – check Allow different target folders.</text:p>
      <text:p text:style-name="Standard"><text:tab/>Добавяме за всеки output folder:</text:p>
      <text:p text:style-name="Standard"><text:tab/><text:tab/>Add Folder.. -&gt; check-ваме AcaciaBusinessAce/AcaciaBusinessLogic/bin</text:p>
      <text:p text:style-name="Standard"><text:tab/><text:tab/>За output folder избираме</text:p>
      <text:p text:style-name="Standard"><text:tab/>\NetBeansProjects\trunk\AcaciaBusinessAce\dist\gfdeploy\AcaciaBusinessLogic_jar</text:p>
      <text:p text:style-name="Standard"><text:tab/></text:p>
      <text:p text:style-name="Standard"><text:tab/>Тоест output e папката където glassfish ще си търси класовете. По този начин еклипс ще му ги заменя при ctrl+s. (комбинацията от compile-&gt;file syncrhnoization-&gt;hot swap операции е много бърза и вероятно няма да я различите от ctrl+s на който и да е файл).</text:p>
      <text:p text:style-name="Standard"/>
      <text:p text:style-name="Standard"><text:tab/>Аналогично настройвате filesync-а за останалите source folders (projects).</text:p>
      <text:p text:style-name="Standard"><text:s text:c="19"/>За SwingB, например, няма папка SwingB_jar, но може да я създадете.</text:p>
      <text:p text:style-name="Standard"/>
      <text:list text:style-name="L8">
        <text:list-item>
          <text:p text:style-name="P31">Вече имате готова среда. Изпрабвайте hotswap-а:</text:p>
        </text:list-item>
      </text:list>
      <text:p text:style-name="Standard"/>
      <text:p text:style-name="Standard"><text:tab/>(забележка: не се използва enterprise project, както беше в предишен guide)</text:p>
      <text:list text:style-name="L8" text:continue-numbering="true">
        <text:list-header>
          <text:p text:style-name="P31"/>
        </text:list-header>
      </text:list>
      <text:list text:style-name="L7">
        <text:list-header>
          <text:p text:style-name="P32">- стартирайте glassfish: view „Servers“-&gt;Glassfish v2-&gt;right click-&gt;Debug (hotswap e само в debug)</text:p>
        </text:list-header>
      </text:list>
      <text:list text:style-name="L9">
        <text:list-item>
          <text:p text:style-name="P33">стартирайте клиента: отворете com.cosmos.acacia.crm.gui.Main, Run-Debug as-Java application</text:p>
        </text:list-item>
        <text:list-item>
          <text:p text:style-name="P33">променете код по ProductListBean (например върнете празен списък на getProducts), цъкнете ctrl+s и натиснете „Product List“ на главния панел на приложението - ако всичко е наред ще видите празна таблица с продуктите.</text:p>
        </text:list-item>
        <text:list-item>
          <text:p text:style-name="P33">Променете нещо по <text:span text:style-name="T1">ProductsListPanel, </text:span><text:span text:style-name="T2">натиснете ctrl+s и вижте промяната като натиснете отново „Product List“ на главния панел.</text:span></text:p>
        </text:list-item>
      </text:list>
      <text:p text:style-name="Standard"/>
      <text:p text:style-name="Standard"/>
      <text:p text:style-name="Standard"/>
      <text:p text:style-name="Standard">Author: Pesho</text:p>
      <text:p text:style-name="Standard">Questions: fearlesshyena@gmail.com</text:p>
      <text:list text:style-name="L3" text:continue-numbering="true">
        <text:list-header>
          <text:p text:style-name="P15"/>
        </text:list-header>
      </text:list>
      <text:p text:style-name="Standard"/>
      <text:p text:style-name="Standard"><text:s text:c="6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date>2008-03-09T13:29:48</dc:date>
    <meta:editing-cycles>14</meta:editing-cycles>
    <meta:editing-duration>PT1H9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4" meta:word-count="540" meta:character-count="3714"/>
  </office:meta>
</office:document-meta>
</file>